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3.26pt"/>
    </style:style>
    <style:style style:name="co2" style:family="table-column">
      <style:table-column-properties fo:break-before="auto" style:column-width="113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ake_bootstrap_2021-07-07-17-51-42" table:style-name="ta1">
        <table:table-column table:style-name="co1" table:number-columns-repeated="9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StartTime(s)</text:p>
          </table:table-cell>
          <table:table-cell office:value-type="string" calcext:value-type="string">
            <text:p>EndTime(s)</text:p>
          </table:table-cell>
          <table:table-cell office:value-type="string" calcext:value-type="string">
            <text:p>StartFrequency(Hz)</text:p>
          </table:table-cell>
          <table:table-cell office:value-type="string" calcext:value-type="string">
            <text:p>EndFrequency(Hz)</text:p>
          </table:table-cell>
          <table:table-cell office:value-type="string" calcext:value-type="string">
            <text:p>Slope(Hz/s)</text:p>
          </table:table-cell>
          <table:table-cell office:value-type="string" calcext:value-type="string">
            <text:p>TrackPower(W)</text:p>
          </table:table-cell>
          <table:table-cell office:value-type="string" calcext:value-type="string">
            <text:p>Event_ID</text:p>
          </table:table-cell>
          <table:table-cell office:value-type="string" calcext:value-type="string">
            <text:p>SegmentNum</text:p>
          </table:table-cell>
          <table:table-cell office:value-type="string" calcext:value-type="string">
            <text:p>BandNum</text:p>
          </table:table-cell>
          <table:table-cell/>
        </table:table-row>
        <table:table-row table:style-name="ro1">
          <table:table-cell table:style-name="ce2"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table:style-name="ce3" office:value-type="float" office:value="18200000000" calcext:value-type="float">
            <text:p>1.8200E+10</text:p>
          </table:table-cell>
          <table:table-cell table:style-name="ce3" table:formula="of:=[.E2]*([.B2]-[.A2])+[.C2]" office:value-type="float" office:value="18235000000" calcext:value-type="float">
            <text:p>1.8235E+10</text:p>
          </table:table-cell>
          <table:table-cell table:style-name="ce4" office:value-type="float" office:value="35000000000" calcext:value-type="float">
            <text:p>3.50E+10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0.001" calcext:value-type="float">
            <text:p>0.001</text:p>
          </table:table-cell>
          <table:table-cell table:formula="of:=[.A3]+0.001" office:value-type="float" office:value="0.002" calcext:value-type="float">
            <text:p>0.002</text:p>
          </table:table-cell>
          <table:table-cell table:style-name="ce3" office:value-type="float" office:value="18335000000" calcext:value-type="float">
            <text:p>1.8335E+10</text:p>
          </table:table-cell>
          <table:table-cell table:style-name="ce3" table:formula="of:=[.E3]*([.B3]-[.A3])+[.C3]" office:value-type="float" office:value="18370000000.001" calcext:value-type="float">
            <text:p>1.8370E+10</text:p>
          </table:table-cell>
          <table:table-cell table:style-name="ce4" office:value-type="float" office:value="35000000001" calcext:value-type="float">
            <text:p>3.50E+10</text:p>
          </table:table-cell>
          <table:table-cell table:style-name="ce4" office:value-type="float" office:value="1E-015" calcext:value-type="float">
            <text:p>1.00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0.001" calcext:value-type="float">
            <text:p>0.001</text:p>
          </table:table-cell>
          <table:table-cell table:formula="of:=[.A4]+0.001" office:value-type="float" office:value="0.002" calcext:value-type="float">
            <text:p>0.002</text:p>
          </table:table-cell>
          <table:table-cell table:style-name="ce3" office:value-type="float" office:value="18385000000" calcext:value-type="float">
            <text:p>1.8385E+10</text:p>
          </table:table-cell>
          <table:table-cell table:style-name="ce3" table:formula="of:=[.E4]*([.B4]-[.A4])+[.C4]" office:value-type="float" office:value="18420000000.002" calcext:value-type="float">
            <text:p>1.8420E+10</text:p>
          </table:table-cell>
          <table:table-cell table:style-name="ce4" office:value-type="float" office:value="35000000002" calcext:value-type="float">
            <text:p>3.50E+10</text:p>
          </table:table-cell>
          <table:table-cell table:style-name="ce4" office:value-type="float" office:value="1E-015" calcext:value-type="float">
            <text:p>1.00E-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0.001" calcext:value-type="float">
            <text:p>0.001</text:p>
          </table:table-cell>
          <table:table-cell table:formula="of:=[.A5]+0.001" office:value-type="float" office:value="0.002" calcext:value-type="float">
            <text:p>0.002</text:p>
          </table:table-cell>
          <table:table-cell table:style-name="ce3" office:value-type="float" office:value="18285000000" calcext:value-type="float">
            <text:p>1.8285E+10</text:p>
          </table:table-cell>
          <table:table-cell table:style-name="ce3" table:formula="of:=[.E5]*([.B5]-[.A5])+[.C5]" office:value-type="float" office:value="18320000000.005" calcext:value-type="float">
            <text:p>1.8320E+10</text:p>
          </table:table-cell>
          <table:table-cell table:style-name="ce4" office:value-type="float" office:value="35000000005" calcext:value-type="float">
            <text:p>3.50E+10</text:p>
          </table:table-cell>
          <table:table-cell table:style-name="ce4" office:value-type="float" office:value="1E-015" calcext:value-type="float">
            <text:p>1.00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style-name="ce2" office:value-type="float" office:value="0.002" calcext:value-type="float">
            <text:p>0.002</text:p>
          </table:table-cell>
          <table:table-cell table:formula="of:=[.A6]+0.001" office:value-type="float" office:value="0.003" calcext:value-type="float">
            <text:p>0.003</text:p>
          </table:table-cell>
          <table:table-cell table:style-name="ce3" office:value-type="float" office:value="18470000000" calcext:value-type="float">
            <text:p>1.8470E+10</text:p>
          </table:table-cell>
          <table:table-cell table:style-name="ce3" table:formula="of:=[.E6]*([.B6]-[.A6])+[.C6]" office:value-type="float" office:value="18505000000.009" calcext:value-type="float">
            <text:p>1.8505E+10</text:p>
          </table:table-cell>
          <table:table-cell table:style-name="ce4" office:value-type="float" office:value="35000000009" calcext:value-type="float">
            <text:p>3.50E+10</text:p>
          </table:table-cell>
          <table:table-cell table:style-name="ce4" office:value-type="float" office:value="1E-015" calcext:value-type="float">
            <text:p>1.00E-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0.002" calcext:value-type="float">
            <text:p>0.002</text:p>
          </table:table-cell>
          <table:table-cell table:formula="of:=[.A7]+0.001" office:value-type="float" office:value="0.003" calcext:value-type="float">
            <text:p>0.003</text:p>
          </table:table-cell>
          <table:table-cell table:style-name="ce3" office:value-type="float" office:value="18800000000" calcext:value-type="float">
            <text:p>1.8800E+10</text:p>
          </table:table-cell>
          <table:table-cell table:style-name="ce3" table:formula="of:=[.E7]*([.B7]-[.A7])+[.C7]" office:value-type="float" office:value="18835000000.003" calcext:value-type="float">
            <text:p>1.8835E+10</text:p>
          </table:table-cell>
          <table:table-cell table:style-name="ce4" office:value-type="float" office:value="35000000003" calcext:value-type="float">
            <text:p>3.50E+10</text:p>
          </table:table-cell>
          <table:table-cell table:style-name="ce4" office:value-type="float" office:value="1E-015" calcext:value-type="float">
            <text:p>1.00E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0.002" calcext:value-type="float">
            <text:p>0.002</text:p>
          </table:table-cell>
          <table:table-cell table:formula="of:=[.A8]+0.001" office:value-type="float" office:value="0.003" calcext:value-type="float">
            <text:p>0.003</text:p>
          </table:table-cell>
          <table:table-cell table:style-name="ce3" office:value-type="float" office:value="18750000000" calcext:value-type="float">
            <text:p>1.8750E+10</text:p>
          </table:table-cell>
          <table:table-cell table:style-name="ce3" table:formula="of:=[.E8]*([.B8]-[.A8])+[.C8]" office:value-type="float" office:value="18785000000.004" calcext:value-type="float">
            <text:p>1.8785E+10</text:p>
          </table:table-cell>
          <table:table-cell table:style-name="ce4" office:value-type="float" office:value="35000000004" calcext:value-type="float">
            <text:p>3.50E+10</text:p>
          </table:table-cell>
          <table:table-cell table:style-name="ce4" office:value-type="float" office:value="1E-015" calcext:value-type="float">
            <text:p>1.00E-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style-name="ce2" office:value-type="float" office:value="0.002" calcext:value-type="float">
            <text:p>0.002</text:p>
          </table:table-cell>
          <table:table-cell table:formula="of:=[.A9]+0.001" office:value-type="float" office:value="0.003" calcext:value-type="float">
            <text:p>0.003</text:p>
          </table:table-cell>
          <table:table-cell table:style-name="ce3" office:value-type="float" office:value="18850000000" calcext:value-type="float">
            <text:p>1.8850E+10</text:p>
          </table:table-cell>
          <table:table-cell table:style-name="ce3" table:formula="of:=[.E9]*([.B9]-[.A9])+[.C9]" office:value-type="float" office:value="18885000000.006" calcext:value-type="float">
            <text:p>1.8885E+10</text:p>
          </table:table-cell>
          <table:table-cell table:style-name="ce4" office:value-type="float" office:value="35000000006" calcext:value-type="float">
            <text:p>3.50E+10</text:p>
          </table:table-cell>
          <table:table-cell table:style-name="ce4" office:value-type="float" office:value="1E-015" calcext:value-type="float">
            <text:p>1.00E-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0.002" calcext:value-type="float">
            <text:p>0.002</text:p>
          </table:table-cell>
          <table:table-cell table:formula="of:=[.A10]+0.001" office:value-type="float" office:value="0.003" calcext:value-type="float">
            <text:p>0.003</text:p>
          </table:table-cell>
          <table:table-cell table:style-name="ce3" office:value-type="float" office:value="18700000000" calcext:value-type="float">
            <text:p>1.8700E+10</text:p>
          </table:table-cell>
          <table:table-cell table:style-name="ce3" table:formula="of:=[.E10]*([.B10]-[.A10])+[.C10]" office:value-type="float" office:value="18735000000.007" calcext:value-type="float">
            <text:p>1.8735E+10</text:p>
          </table:table-cell>
          <table:table-cell table:style-name="ce4" office:value-type="float" office:value="35000000007" calcext:value-type="float">
            <text:p>3.50E+10</text:p>
          </table:table-cell>
          <table:table-cell table:style-name="ce4" office:value-type="float" office:value="1E-015" calcext:value-type="float">
            <text:p>1.00E-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table:style-name="ce2" office:value-type="float" office:value="0.002" calcext:value-type="float">
            <text:p>0.002</text:p>
          </table:table-cell>
          <table:table-cell table:formula="of:=[.A11]+0.001" office:value-type="float" office:value="0.003" calcext:value-type="float">
            <text:p>0.003</text:p>
          </table:table-cell>
          <table:table-cell table:style-name="ce3" office:value-type="float" office:value="18900000000" calcext:value-type="float">
            <text:p>1.8900E+10</text:p>
          </table:table-cell>
          <table:table-cell table:style-name="ce3" table:formula="of:=[.E11]*([.B11]-[.A11])+[.C11]" office:value-type="float" office:value="18935000000.008" calcext:value-type="float">
            <text:p>1.8935E+10</text:p>
          </table:table-cell>
          <table:table-cell table:style-name="ce4" office:value-type="float" office:value="35000000008" calcext:value-type="float">
            <text:p>3.50E+10</text:p>
          </table:table-cell>
          <table:table-cell table:style-name="ce4" office:value-type="float" office:value="1E-015" calcext:value-type="float">
            <text:p>1.00E-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0.003" calcext:value-type="float">
            <text:p>0.003</text:p>
          </table:table-cell>
          <table:table-cell table:formula="of:=[.A12]+0.001" office:value-type="float" office:value="0.004" calcext:value-type="float">
            <text:p>0.004</text:p>
          </table:table-cell>
          <table:table-cell table:style-name="ce3" office:value-type="float" office:value="18935000000" calcext:value-type="float">
            <text:p>1.8935E+10</text:p>
          </table:table-cell>
          <table:table-cell table:style-name="ce3" table:formula="of:=[.E12]*([.B12]-[.A12])+[.C12]" office:value-type="float" office:value="18970000000.01" calcext:value-type="float">
            <text:p>1.8970E+10</text:p>
          </table:table-cell>
          <table:table-cell table:style-name="ce4" office:value-type="float" office:value="35000000010" calcext:value-type="float">
            <text:p>3.50E+10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0.004" calcext:value-type="float">
            <text:p>0.004</text:p>
          </table:table-cell>
          <table:table-cell table:formula="of:=[.A13]+0.001" office:value-type="float" office:value="0.005" calcext:value-type="float">
            <text:p>0.005</text:p>
          </table:table-cell>
          <table:table-cell table:style-name="ce3" office:value-type="float" office:value="19070000000" calcext:value-type="float">
            <text:p>1.9070E+10</text:p>
          </table:table-cell>
          <table:table-cell table:style-name="ce3" table:formula="of:=[.E13]*([.B13]-[.A13])+[.C13]" office:value-type="float" office:value="19105000000.011" calcext:value-type="float">
            <text:p>1.9105E+10</text:p>
          </table:table-cell>
          <table:table-cell table:style-name="ce4" office:value-type="float" office:value="35000000011" calcext:value-type="float">
            <text:p>3.50E+10</text:p>
          </table:table-cell>
          <table:table-cell table:style-name="ce4" office:value-type="float" office:value="1E-015" calcext:value-type="float">
            <text:p>1.00E-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0.004" calcext:value-type="float">
            <text:p>0.004</text:p>
          </table:table-cell>
          <table:table-cell table:formula="of:=[.A14]+0.001" office:value-type="float" office:value="0.005" calcext:value-type="float">
            <text:p>0.005</text:p>
          </table:table-cell>
          <table:table-cell table:style-name="ce3" office:value-type="float" office:value="18300000000" calcext:value-type="float">
            <text:p>1.8300E+10</text:p>
          </table:table-cell>
          <table:table-cell table:style-name="ce3" table:formula="of:=[.E14]*([.B14]-[.A14])+[.C14]" office:value-type="float" office:value="18335000000.012" calcext:value-type="float">
            <text:p>1.8335E+10</text:p>
          </table:table-cell>
          <table:table-cell table:style-name="ce4" office:value-type="float" office:value="35000000012" calcext:value-type="float">
            <text:p>3.50E+10</text:p>
          </table:table-cell>
          <table:table-cell table:style-name="ce4" office:value-type="float" office:value="1E-015" calcext:value-type="float">
            <text:p>1.00E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Freq(MHz)</text:p>
          </table:table-cell>
          <table:table-cell office:value-type="string" calcext:value-type="string">
            <text:p><text:s text:c="2"/>dfdt(MHz/ms)</text:p>
          </table:table-cell>
          <table:table-cell office:value-type="string" calcext:value-type="string">
            <text:p>Power(dBm)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Jumps</text:p>
          </table:table-cell>
          <table:table-cell table:number-columns-repeated="5"/>
        </table:table-row>
        <table:table-row table:style-name="ro1">
          <table:table-cell office:value-type="float" office:value="1028.1" calcext:value-type="float">
            <text:p>1028.1</text:p>
          </table:table-cell>
          <table:table-cell office:value-type="float" office:value="8.883" calcext:value-type="float">
            <text:p>8.883</text:p>
          </table:table-cell>
          <table:table-cell office:value-type="float" office:value="-31.4" calcext:value-type="float">
            <text:p>-31.4</text:p>
          </table:table-cell>
          <table:table-cell office:value-type="float" office:value="4.46" calcext:value-type="float">
            <text:p>4.4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1.32" calcext:value-type="float">
            <text:p>991.32</text:p>
          </table:table-cell>
          <table:table-cell office:value-type="float" office:value="7.375" calcext:value-type="float">
            <text:p>7.375</text:p>
          </table:table-cell>
          <table:table-cell office:value-type="float" office:value="-31.4" calcext:value-type="float">
            <text:p>-31.4</text:p>
          </table:table-cell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3.56" calcext:value-type="float">
            <text:p>983.56</text:p>
          </table:table-cell>
          <table:table-cell office:value-type="float" office:value="9.359" calcext:value-type="float">
            <text:p>9.359</text:p>
          </table:table-cell>
          <table:table-cell office:value-type="float" office:value="-32.2" calcext:value-type="float">
            <text:p>-32.2</text:p>
          </table:table-cell>
          <table:table-cell office:value-type="float" office:value="4.44" calcext:value-type="float">
            <text:p>4.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1.5" calcext:value-type="float">
            <text:p>1031.5</text:p>
          </table:table-cell>
          <table:table-cell office:value-type="float" office:value="5.805" calcext:value-type="float">
            <text:p>5.805</text:p>
          </table:table-cell>
          <table:table-cell office:value-type="float" office:value="-30" calcext:value-type="float">
            <text:p>-30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28.9" calcext:value-type="float">
            <text:p>1028.9</text:p>
          </table:table-cell>
          <table:table-cell office:value-type="float" office:value="3.363" calcext:value-type="float">
            <text:p>3.363</text:p>
          </table:table-cell>
          <table:table-cell office:value-type="float" office:value="-32.3" calcext:value-type="float">
            <text:p>-32.3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3.9" calcext:value-type="float">
            <text:p>913.9</text:p>
          </table:table-cell>
          <table:table-cell office:value-type="float" office:value="4.959" calcext:value-type="float">
            <text:p>4.959</text:p>
          </table:table-cell>
          <table:table-cell office:value-type="float" office:value="-31.3" calcext:value-type="float">
            <text:p>-31.3</text:p>
          </table:table-cell>
          <table:table-cell office:value-type="float" office:value="0.256" calcext:value-type="float">
            <text:p>0.25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7.1" calcext:value-type="float">
            <text:p>967.1</text:p>
          </table:table-cell>
          <table:table-cell office:value-type="float" office:value="4.634" calcext:value-type="float">
            <text:p>4.634</text:p>
          </table:table-cell>
          <table:table-cell office:value-type="float" office:value="-31.5" calcext:value-type="float">
            <text:p>-31.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42.3" calcext:value-type="float">
            <text:p>1042.3</text:p>
          </table:table-cell>
          <table:table-cell office:value-type="float" office:value="6.761" calcext:value-type="float">
            <text:p>6.761</text:p>
          </table:table-cell>
          <table:table-cell office:value-type="float" office:value="-32.4" calcext:value-type="float">
            <text:p>-32.4</text:p>
          </table:table-cell>
          <table:table-cell office:value-type="float" office:value="0.424" calcext:value-type="float">
            <text:p>0.4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48.6" calcext:value-type="float">
            <text:p>1148.6</text:p>
          </table:table-cell>
          <table:table-cell office:value-type="float" office:value="9.231" calcext:value-type="float">
            <text:p>9.231</text:p>
          </table:table-cell>
          <table:table-cell office:value-type="float" office:value="-30.3" calcext:value-type="float">
            <text:p>-30.3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5.12" calcext:value-type="float">
            <text:p>885.12</text:p>
          </table:table-cell>
          <table:table-cell office:value-type="float" office:value="5.429" calcext:value-type="float">
            <text:p>5.429</text:p>
          </table:table-cell>
          <table:table-cell office:value-type="float" office:value="-31.6" calcext:value-type="float">
            <text:p>-31.6</text:p>
          </table:table-cell>
          <table:table-cell office:value-type="float" office:value="12.4" calcext:value-type="float">
            <text:p>12.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104854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'Fake_bootstrap_2021-07-07-17-51-42'.A1:'Fake_bootstrap_2021-07-07-17-51-42'.J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15T13:25:05.681840661</dc:date>
    <meta:editing-duration>P5DT23H27M9S</meta:editing-duration>
    <meta:editing-cycles>1</meta:editing-cycles>
    <meta:document-statistic meta:table-count="1" meta:cell-count="181" meta:object-count="0"/>
    <meta:generator>LibreOffice/6.0.7.3$Linux_X86_64 LibreOffice_project/00m0$Build-3</meta:generator>
  </office:meta>
</office:document-meta>
</file>